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svg+xml" manifest:full-path="Pictures/898fdff6-c5f7-11e2-8420-d20c34bbbb87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Times New Roman" svg:font-family="Times New Roman"/>
  </office:font-face-decls>
  <office:automatic-styles>
    <style:style style:family="text" style:name="T1" style:display-name="T1">
      <style:text-properties fo:font-size="16pt"/>
    </style:style>
    <style:style style:family="text" style:name="T2" style:display-name="T2">
      <style:text-properties fo:color="#000000" style:font-name="Times New Roman" fo:font-size="12pt" fo:language="ru" fo:country="RU" fo:font-weight="normal" text:display="true" fo:text-transform="none"/>
    </style:style>
    <style:style style:family="text" style:name="T3" style:display-name="T3">
      <style:text-properties fo:color="#000000" style:font-name="Times New Roman" fo:font-size="12pt" fo:language="ru" fo:country="RU" fo:font-weight="normal"/>
    </style:style>
    <style:style style:family="text" style:name="T4" style:display-name="T4">
      <style:text-properties style:font-name="Times New Roman" fo:font-size="12pt" fo:language="ru" fo:country="RU" fo:font-weight="normal"/>
    </style:style>
    <style:style style:family="paragraph" style:name="P5" style:display-name="P5" style:parent-style-name="Normal" style:list-style-name="L1">
      <style:paragraph-properties fo:text-align="left" fo:text-indent="0.000000cm" fo:margin-left="0.508000cm" style:writing-mode="lr"/>
    </style:style>
    <style:style style:family="paragraph" style:name="P6" style:display-name="P6" style:parent-style-name="Normal">
      <style:paragraph-properties fo:text-align="center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" style:display-name="P1" style:parent-style-name="Normal">
      <style:paragraph-properties fo:text-align="center"/>
      <style:text-properties fo:font-size="36pt"/>
    </style:style>
    <style:style style:family="paragraph" style:name="P2" style:display-name="P2" style:parent-style-name="Normal">
      <style:text-properties fo:font-size="18pt"/>
    </style:style>
    <style:style style:family="paragraph" style:name="P3" style:display-name="P3" style:parent-style-name="Normal">
      <style:paragraph-properties fo:text-align="end"/>
      <style:text-properties fo:font-size="18pt"/>
    </style:style>
    <style:style style:family="paragraph" style:name="P4" style:display-name="P4" style:parent-style-name="Normal">
      <style:paragraph-properties fo:text-align="left" style:writing-mode="lr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1">Отчёт к лабораторной работе по курсу «Базы данных особого назначения»</text:p>
        <text:p text:style-name="Normal"/>
        <text:p text:style-name="P2"/>
        <text:p text:style-name="P3">Выполнил: студент группы ИУ7-27 </text:p>
        <text:p text:style-name="P3">Фроловский А.В.</text:p>
        <text:p text:style-name="P3">Руководитель: Мушкарин Е.Ю.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1">Постановка задачи</text:span></text:p>
        <text:p text:style-name="Normal"/>
        <text:p text:style-name="Normal"><text:tab/>Необходимо разработать базу данных с использованием конструкций языка SQL, создать визуальный интерфейс осуществления доступа к информации, содержащейся в базе данных и основным запросам (для создания таблиц, поиска по 3 атрибутам (минимум)). Данные указанные в вариантах заданий являются лишь минимально необходимыми для реализации базы данных и призваны очертить предметную область, в рамках которой студент должен ее создать. Кроме того база данных должна быть ориентирована на использование конкретным пользователем или группой пользователей для решения реальных задач. </text:p>
        <text:p text:style-name="Normal"/>
        <text:p text:style-name="Normal"><text:span text:style-name="T1">Задание (вариант 7)</text:span></text:p>
        <text:p text:style-name="P4"><text:tab/>База данных должна содержать сведения:</text:p>
        <text:list text:style-name="L1">
          <text:list-item>
            <text:p text:style-name="P5"><text:span text:style-name="T2"/>о лекарстве – Наименование, Изготовитель, Способ Применения, необходим ли рецепт, Цена. </text:p>
          </text:list-item>
          <text:list-item>
            <text:p text:style-name="P5"><text:span text:style-name="T2"/>об аптеке — Наименование, Адрес, Время работы, Перечень лекарств в наличии. </text:p>
          </text:list-item>
          <text:list-item>
            <text:p text:style-name="P5"><text:span text:style-name="T2"/>об изготовителе — Наименование, страна производитель, сколько лет на рынке.</text:p>
          </text:list-item>
        </text:list>
        <text:p text:style-name="P4"/>
        <text:p text:style-name="P4"><text:span text:style-name="T1">Логическое проектирование БД</text:span></text:p>
        <text:p text:style-name="P4"><text:tab/>В предметной области можно выделить 3 сущности («лекарство»,  «изготовитель» (производитель) и «аптека») и 2 отношения («продаёт» и «производит»). Сущность «лекарство» будет иметь 4 атрибута: ID (является первичным ключом), наименование, способ применения и необходимость рецепта. <text:span text:style-name="T3">Сущность «изготовитель» будет иметь 4 атрибута: ID (является первичным ключом), наименование, дата основания и страна. Сущность «аптека» будет иметь 4 атрибута: ID (является первичным ключом), наименование, адрес и часы работы. Между сущностями «лекарство» и «изготовитель» будет бинарное отношение «производит». И между сущностями «лекарство», «изготовитель» и «аптека» будет тернарное отношение «продаёт». ER-диаграмма проектируемой БД «лекарства» представлена на рис. 1.</text:span></text:p>
        <text:p text:style-name="P4"/>
        <text:p text:style-name="P4"><draw:frame text:anchor-type="as-char" draw:z-index="0" draw:style-name="graphic1" svg:width="6.6889in" svg:height="3.7500in"><draw:image xlink:href="Pictures/898fdff6-c5f7-11e2-8420-d20c34bbbb87" xlink:type="simple" xlink:show="embed" xlink:actuate="onLoad"/></draw:frame></text:p>
        <text:p text:style-name="P6">Рис. 1. ER-диаграмма БД «лекарства»</text:p>
        <text:p text:style-name="P4"/>
        <text:p text:style-name="P4"><text:span text:style-name="T1">Физическое проектирование БД</text:span></text:p>
        <text:p text:style-name="P4"/>
        <text:p text:style-name="P4"><text:tab/>Каждая из сущностей «лекарство», «изготовитель» и «аптека» будут отображены в таблицы medicines, makers и pharmacies соответственно. Для создания данных таблиц могут использоваться следующие запросы на языке SQL:</text:p>
        <text:p text:style-name="P4"/>
        <text:p text:style-name="P4"><text:span text:style-name="T4">CREATE TABLE `medicines` (</text:span></text:p>
        <text:p text:style-name="P7"><text:span text:style-name="T4"><text:tab/>id INT NOT NULL AUTO_INCREMENT PRIMARY KEY,</text:span></text:p>
        <text:p text:style-name="P7"><text:span text:style-name="T4"><text:tab/>name VARCHAR(255) NOT NULL,</text:span></text:p>
        <text:p text:style-name="P7"><text:span text:style-name="T4"><text:tab/>is_recipe BOOLEAN NOT NULL DEFAULT 0,</text:span></text:p>
        <text:p text:style-name="P7"><text:span text:style-name="T4"><text:tab/>route TEXT </text:span></text:p>
        <text:p text:style-name="P7"><text:span text:style-name="T4">);</text:span></text:p>
        <text:p text:style-name="P7"/>
        <text:p text:style-name="P4">CREATE TABLE `makers` (</text:p>
        <text:p text:style-name="P4"><text:tab/>id INT NOT NULL AUTO_INCREMENT PRIMARY KEY,</text:p>
        <text:p text:style-name="P4"><text:tab/>name VARCHAR(255) NOT NULL,</text:p>
        <text:p text:style-name="P4"><text:tab/>created_at TIMESTAMP DEFAULT NOW(),</text:p>
        <text:p text:style-name="P4"><text:tab/>country VARCHAR(255)</text:p>
        <text:p text:style-name="P4">);</text:p>
        <text:p text:style-name="P4"/>
        <text:p text:style-name="P4">CREATE TABLE `pharmacies` (</text:p>
        <text:p text:style-name="P4"><text:tab/>id INT NOT NULL AUTO_INCREMENT PRIMARY KEY,</text:p>
        <text:p text:style-name="P4"><text:tab/>name VARCHAR(255) NOT NULL,</text:p>
        <text:p text:style-name="P4"><text:tab/>address VARCHAR(255) NOT NULL,</text:p>
        <text:p text:style-name="P4"><text:tab/>working_time VARCHAR(255) NOT NULL</text:p>
        <text:p text:style-name="P4">)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graphic" style:name="Graphics" style:display-name="Graphics"/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alex </meta:initial-creator>
    <dc:creator>alex </dc:creator>
    <meta:creation-date>2013-05-26T13:44:54</meta:creation-date>
    <dc:date>2013-05-26T13:50:42</dc:date>
  </office:meta>
</office:document-meta>
</file>